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Cambria-BoldItalic" svg:font-family="Cambria-Bold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54489"/>
    </style:style>
    <style:style style:name="P3" style:family="paragraph" style:parent-style-name="Standard">
      <style:text-properties officeooo:rsid="0017d07e" officeooo:paragraph-rsid="0017d07e"/>
    </style:style>
    <style:style style:name="P4" style:family="paragraph" style:parent-style-name="Standard">
      <style:text-properties officeooo:rsid="001855bc" officeooo:paragraph-rsid="001855bc"/>
    </style:style>
    <style:style style:name="P5" style:family="paragraph" style:parent-style-name="Standard">
      <style:text-properties officeooo:rsid="00193bd0" officeooo:paragraph-rsid="00193bd0"/>
    </style:style>
    <style:style style:name="P6" style:family="paragraph" style:parent-style-name="Standard">
      <style:paragraph-properties fo:text-align="start" style:justify-single-word="false"/>
      <style:text-properties fo:color="#ff0000" style:font-name="Cambria-BoldItalic" fo:font-size="14pt" fo:font-style="italic" fo:font-weight="bold" style:font-size-asian="14pt" style:font-style-asian="italic" style:font-weight-asian="bold"/>
    </style:style>
    <style:style style:name="P7" style:family="paragraph" style:parent-style-name="Standard">
      <style:paragraph-properties fo:text-align="start" style:justify-single-word="false"/>
      <style:text-properties fo:color="#ff0000" style:font-name="Cambria-Bold" fo:font-size="12pt" fo:font-weight="bold" style:font-size-asian="12pt" style:font-weight-asian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2pt" style:font-size-asian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2pt" officeooo:rsid="00154489" style:font-size-asian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2pt" officeooo:rsid="00154489" officeooo:paragraph-rsid="00154489" style:font-size-asian="12pt"/>
    </style:style>
    <style:style style:name="P11" style:family="paragraph" style:parent-style-name="Standard">
      <style:text-properties officeooo:rsid="0017d07e" officeooo:paragraph-rsid="0017d07e"/>
    </style:style>
    <style:style style:name="P12" style:family="paragraph" style:parent-style-name="Standard">
      <style:text-properties officeooo:rsid="001c1d50" officeooo:paragraph-rsid="001c1d50"/>
    </style:style>
    <style:style style:name="P13" style:family="paragraph" style:parent-style-name="Standard">
      <style:text-properties officeooo:rsid="001c1d50" officeooo:paragraph-rsid="001d5857"/>
    </style:style>
    <style:style style:name="P14" style:family="paragraph" style:parent-style-name="Standard">
      <style:text-properties officeooo:rsid="001855bc" officeooo:paragraph-rsid="001855bc"/>
    </style:style>
    <style:style style:name="P15" style:family="paragraph" style:parent-style-name="Standard">
      <style:text-properties officeooo:rsid="001d5857" officeooo:paragraph-rsid="001d5857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color="#000000" style:font-name="ArialMT" fo:font-size="12pt" style:font-size-asian="12pt"/>
    </style:style>
    <style:style style:name="T2" style:family="text">
      <style:text-properties fo:color="#000000" style:font-name="Calibri" fo:font-size="12pt" style:font-size-asian="12pt"/>
    </style:style>
    <style:style style:name="T3" style:family="text">
      <style:text-properties fo:color="#000000" style:font-name="Calibri" fo:font-size="12pt" officeooo:rsid="00154489" style:font-size-asian="12pt"/>
    </style:style>
    <style:style style:name="T4" style:family="text">
      <style:text-properties officeooo:rsid="001c1d50"/>
    </style:style>
    <style:style style:name="T5" style:family="text">
      <style:text-properties officeooo:rsid="001d5857"/>
    </style:style>
    <style:style style:name="T6" style:family="text">
      <style:text-properties officeooo:rsid="001e154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25cm" fo:min-width="2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44cm" fo:min-width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33cm" fo:min-width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21cm" fo:min-width="3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603cm" fo:min-width="2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05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438cm" fo:min-width="2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66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326cm" fo:min-width="1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75cm" fo:min-width="1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T1. Introducción a la programación</text:p>
      <text:p text:style-name="P7">Actividad 1. Algoritmos.</text:p>
      <text:p text:style-name="P1"><text:span text:style-name="T1">(1) </text:span><text:span text:style-name="T2">Calcular nota final como la media de las notas de las 3 evaluaciones del curso.</text:span></text:p>
      <text:p text:style-name="P8"/>
      <text:p text:style-name="P1"><text:span text:style-name="T2"><text:tab/>- <text:s/></text:span><text:span text:style-name="T3">Solicitar EV1, EV2, EV3</text:span></text:p>
      <text:p text:style-name="P1"><text:span text:style-name="T2"><text:tab/>- </text:span><text:span text:style-name="T3"><text:s/>Calcular MEDIA : (EV1+EV2+EV3) / 3</text:span></text:p>
      <text:p text:style-name="P1"><text:span text:style-name="T2"><text:tab/>- <text:s/></text:span><text:span text:style-name="T3">Mostrar valor de MEDIA</text:span></text:p>
      <text:p text:style-name="P9"/>
      <text:p text:style-name="P9"><draw:custom-shape text:anchor-type="paragraph" draw:z-index="2" draw:style-name="gr3" svg:width="3.176cm" svg:height="1.163cm" svg:x="3.413cm" svg:y="0.462cm"><text:p>SOLICITAR EV1,EV2 Y EV3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text:tab/></text:p>
      <text:p text:style-name="P2"/>
      <text:p text:style-name="P2"/>
      <text:p text:style-name="P2"><draw:line text:anchor-type="paragraph" draw:z-index="5" draw:style-name="gr6" draw:text-style-name="P16" svg:x1="3.209cm" svg:y1="1.476cm" svg:x2="4.207cm" svg:y2="0.134cm"><text:p/></draw:line><draw:line text:anchor-type="paragraph" draw:z-index="6" draw:style-name="gr6" draw:text-style-name="P16" svg:x1="6.588cm" svg:y1="0.134cm" svg:x2="8.664cm" svg:y2="0.723cm"><text:p/></draw:line></text:p>
      <text:p text:style-name="P2"><draw:custom-shape text:anchor-type="paragraph" draw:z-index="3" draw:style-name="gr4" svg:width="3.012cm" svg:height="1.221cm" svg:x="7.057cm" svg:y="0.236cm"><text:p><text:s/>Calcular MEDIA = (EV1+EV2+EV3)/3</text:p><draw:enhanced-geometry svg:viewBox="0 0 21600 21600" draw:type="rectangle" draw:enhanced-path="M 0 0 L 21600 0 21600 21600 0 21600 0 0 Z N"/></draw:custom-shape></text:p>
      <text:p text:style-name="P2"><draw:custom-shape text:anchor-type="paragraph" draw:z-index="0" draw:style-name="gr1" draw:text-style-name="P16" svg:width="3.299cm" svg:height="1.588cm" svg:x="0.908cm" svg:y="0.379cm"><text:p text:style-name="P16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7" draw:style-name="gr6" draw:text-style-name="P16" svg:x1="8.846cm" svg:y1="0.483cm" svg:x2="10.74cm" svg:y2="1.053cm"><text:p/></draw:line></text:p>
      <text:p text:style-name="P2"><draw:custom-shape text:anchor-type="paragraph" draw:z-index="4" draw:style-name="gr5" svg:width="2.931cm" svg:height="1.996cm" svg:x="10.74cm" svg:y="0.056cm"><text:p>Mostrar MEDIA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" draw:style-name="gr2" draw:text-style-name="P16" svg:width="3.548cm" svg:height="1.052cm" svg:x="14.97cm" svg:y="0.411cm"><text:p text:style-name="P16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line text:anchor-type="paragraph" draw:z-index="8" draw:style-name="gr6" draw:text-style-name="P16" svg:x1="13.67cm" svg:y1="0.264cm" svg:x2="15.236cm" svg:y2="0.162cm"><text:p/></draw:line></text:p>
      <text:p text:style-name="P2"/>
      <text:p text:style-name="P10"/>
      <text:p text:style-name="P9"/>
      <text:p text:style-name="P1"><text:span text:style-name="T1">(2) </text:span><text:span text:style-name="T2">Calcular el sueldo a pagar a un trabajador que cobra 15€ la hora.</text:span></text:p>
      <text:p text:style-name="P8"/>
      <text:p text:style-name="P1"><text:span text:style-name="T3"><text:tab/></text:span><text:span text:style-name="T2">- </text:span><text:span text:style-name="T3">Solicitar número de horas (H)</text:span></text:p>
      <text:p text:style-name="P10"><draw:custom-shape text:anchor-type="paragraph" draw:z-index="12" draw:style-name="gr8" svg:width="2.685cm" svg:height="1.789cm" svg:x="11.31cm" svg:y="0.309cm"><text:p>Mostrar TOTAL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text:tab/>- Calcular TOTAL (H*15€)</text:p>
      <text:p text:style-name="P10"><text:tab/>- Mostrar valor de Total</text:p>
      <text:p text:style-name="P10"><draw:custom-shape text:anchor-type="paragraph" draw:z-index="10" draw:style-name="gr3" svg:width="3.176cm" svg:height="1.163cm" svg:x="4.288cm" svg:y="0.131cm"><text:p>SOLICITAR H (Horas)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<text:p text:style-name="P10"><draw:line text:anchor-type="paragraph" draw:z-index="17" draw:style-name="gr6" draw:text-style-name="P16" svg:x1="13.691cm" svg:y1="0.201cm" svg:x2="14.769cm" svg:y2="1.238cm"><text:p/></draw:line></text:p>
      <text:p text:style-name="P10"><draw:custom-shape text:anchor-type="paragraph" draw:z-index="9" draw:style-name="gr7" draw:text-style-name="P16" svg:width="2.911cm" svg:height="1.28cm" svg:x="0.908cm" svg:y="0.215cm"><text:p text:style-name="P16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style-name="gr6" draw:text-style-name="P16" svg:x1="3.678cm" svg:y1="0.559cm" svg:x2="4.288cm" svg:y2="0.152cm"><text:p/></draw:line><draw:line text:anchor-type="paragraph" draw:z-index="15" draw:style-name="gr6" draw:text-style-name="P16" svg:x1="7.463cm" svg:y1="0.259cm" svg:x2="8.216cm" svg:y2="0.603cm"><text:p/></draw:line><draw:line text:anchor-type="paragraph" draw:z-index="16" draw:style-name="gr6" draw:text-style-name="P16" svg:x1="11.047cm" svg:y1="0.603cm" svg:x2="11.716cm" svg:y2="0.03cm"><text:p/></draw:line></text:p>
      <text:p text:style-name="P10"><draw:custom-shape text:anchor-type="paragraph" draw:z-index="11" draw:style-name="gr4" svg:width="3.012cm" svg:height="1.221cm" svg:x="8.036cm" svg:y="0.086cm"><text:p><text:s/>Calcular TOTAL (H*15€)</text:p><draw:enhanced-geometry svg:viewBox="0 0 21600 21600" draw:type="rectangle" draw:enhanced-path="M 0 0 L 21600 0 21600 21600 0 21600 0 0 Z N"/></draw:custom-shape><draw:custom-shape text:anchor-type="paragraph" draw:z-index="13" draw:style-name="gr2" draw:text-style-name="P16" svg:width="3.548cm" svg:height="1.052cm" svg:x="13.321cm" svg:y="0.122cm"><text:p text:style-name="P16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"><text:span text:style-name="T1">(3) </text:span><text:span text:style-name="T2">Comprobar si un número es par o impar.</text:span></text:p>
      <text:p text:style-name="P8"/>
      <text:p text:style-name="P1"><text:span text:style-name="T2">- </text:span><text:span text:style-name="T3">Solicitar el número (N)</text:span></text:p>
      <text:p text:style-name="P10">- Dividir número entre 2 (N/2)</text:p>
      <text:p text:style-name="P10">- Si el resto de la división = 0, mostrar PAR / Si resultado NO es = a 0, mostrar IMPAR</text:p>
      <text:p text:style-name="P10"><draw:custom-shape text:anchor-type="paragraph" draw:z-index="21" draw:style-name="gr4" svg:width="3.012cm" svg:height="1.221cm" svg:x="8.075cm" svg:y="0.42cm"><text:p><text:s/>Calcular TOTAL (N/2)</text:p><draw:enhanced-geometry svg:viewBox="0 0 21600 21600" draw:type="rectangle" draw:enhanced-path="M 0 0 L 21600 0 21600 21600 0 21600 0 0 Z N"/></draw:custom-shape></text:p>
      <text:p text:style-name="P10"><draw:custom-shape text:anchor-type="paragraph" draw:z-index="18" draw:style-name="gr7" draw:text-style-name="P16" svg:width="2.911cm" svg:height="1.28cm" svg:x="0.785cm" svg:y="0.293cm"><text:p text:style-name="P16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draw:custom-shape text:anchor-type="paragraph" draw:z-index="19" draw:style-name="gr7" draw:text-style-name="P16" svg:width="2.911cm" svg:height="1.28cm" svg:x="15.822cm" svg:y="0.286cm"><text:p text:style-name="P16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style-name="gr6" draw:text-style-name="P16" svg:x1="3.695cm" svg:y1="0.342cm" svg:x2="5.753cm" svg:y2="0.811cm"><text:p/></draw:line><draw:line text:anchor-type="paragraph" draw:z-index="24" draw:style-name="gr6" draw:text-style-name="P16" svg:x1="7.463cm" svg:y1="0.679cm" svg:x2="8.236cm" svg:y2="0.282cm"><text:p/></draw:line><draw:line text:anchor-type="paragraph" draw:z-index="25" draw:style-name="gr6" draw:text-style-name="P16" svg:x1="11.086cm" svg:y1="0.261cm" svg:x2="13.06cm" svg:y2="0.702cm"><text:p/></draw:line></text:p>
      <text:p text:style-name="P10"><draw:custom-shape text:anchor-type="paragraph" draw:z-index="22" draw:style-name="gr8" svg:width="2.685cm" svg:height="1.789cm" svg:x="11.859cm" svg:y="0.185cm"><text:p>Si RESTO = 0</text:p><text:p>Mostrar PAR / Si no </text:p><text:p>Mostrar IMPAR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20" draw:style-name="gr3" svg:width="3.176cm" svg:height="1.163cm" svg:x="4.288cm" svg:y="0.162cm"><text:p>SOLICITAR N (Número)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<text:p text:style-name="P10"><draw:line text:anchor-type="paragraph" draw:z-index="26" draw:style-name="gr6" draw:text-style-name="P16" svg:x1="14.543cm" svg:y1="0.204cm" svg:x2="15.97cm" svg:y2="0.042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"><text:span text:style-name="T1">(4) </text:span><text:span text:style-name="T2">Calcular el mayor de dos números dados.</text:span></text:p>
      <text:p text:style-name="P8"/>
      <text:p text:style-name="P10">- Solicitar n.º 1 y n.º 2</text:p>
      <text:p text:style-name="P10">- Restar nº1 a nº2 ( N1 – N2 = R)</text:p>
      <text:p text:style-name="P10">- Si R es menor que 0 (R&lt;0) Nº1 es menor, si R&gt;0, mostrar Nº2 es mayor</text:p>
      <text:p text:style-name="Standard"/>
      <text:p text:style-name="Standard"><draw:custom-shape text:anchor-type="paragraph" draw:z-index="27" draw:style-name="gr7" draw:text-style-name="P16" svg:width="2.911cm" svg:height="1.28cm" svg:x="0.785cm" svg:y="0.293cm"><text:p text:style-name="P16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8" svg:width="2.685cm" svg:height="1.789cm" svg:x="12.878cm" svg:y="0.254cm"><text:p/><text:p><text:s/>Nº1 es Mayor</text:p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Standard"><draw:custom-shape text:anchor-type="paragraph" draw:z-index="30" draw:style-name="gr4" svg:width="3.012cm" svg:height="1.221cm" svg:x="6.161cm" svg:y="0.258cm"><text:p><text:s/>Calcular R (N1-N2)</text:p><draw:enhanced-geometry svg:viewBox="0 0 21600 21600" draw:type="rectangle" draw:enhanced-path="M 0 0 L 21600 0 21600 21600 0 21600 0 0 Z N"/></draw:custom-shape></text:p>
      <text:p text:style-name="Standard"><draw:line text:anchor-type="paragraph" draw:z-index="38" draw:style-name="gr6" draw:text-style-name="P16" svg:x1="15.563cm" svg:y1="0.416cm" svg:x2="17.029cm" svg:y2="0.663cm"><text:p/></draw:line><draw:line text:anchor-type="paragraph" draw:z-index="32" draw:style-name="gr6" draw:text-style-name="P16" svg:x1="3.149cm" svg:y1="0.393cm" svg:x2="4.003cm" svg:y2="2.127cm"><text:p/></draw:line></text:p>
      <text:p text:style-name="Standard"><draw:line text:anchor-type="paragraph" draw:z-index="39" draw:style-name="gr6" draw:text-style-name="P16" svg:x1="11.94cm" svg:y1="1.173cm" svg:x2="12.878cm" svg:y2="0.173cm"><text:p/></draw:line><draw:custom-shape text:anchor-type="paragraph" draw:z-index="28" draw:style-name="gr9" draw:text-style-name="P16" svg:width="2.911cm" svg:height="1.646cm" svg:x="16.088cm" svg:y="0.176cm"><text:p text:style-name="P16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33" draw:style-name="gr6" draw:text-style-name="P16" svg:x1="5.265cm" svg:y1="1.068cm" svg:x2="6.161cm" svg:y2="0.018cm"><text:p/></draw:line><draw:custom-shape text:anchor-type="paragraph" draw:z-index="40" draw:style-name="gr10" svg:width="2.689cm" svg:height="1.325cm" svg:x="9.537cm" svg:y="0.448cm"><text:p>Si R &gt; 0 </text:p><text:p>Si N1 == N2</text:p><text:p>Si R &lt; a 0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line text:anchor-type="paragraph" draw:z-index="34" draw:style-name="gr6" draw:text-style-name="P17" svg:x1="8.969cm" svg:y1="0.018cm" svg:x2="9.639cm" svg:y2="1.073cm"><text:p/></draw:line></text:p>
      <text:p text:style-name="Standard"><draw:custom-shape text:anchor-type="paragraph" draw:z-index="42" draw:style-name="gr11" svg:width="1.749cm" svg:height="0.934cm" svg:x="13.651cm" svg:y="0.464cm"><text:p/><text:p><text:s/>Ambos son iguales</text:p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43" draw:style-name="gr6" draw:text-style-name="P16" svg:x1="15.399cm" svg:y1="0.605cm" svg:x2="16.254cm" svg:y2="0.3cm"><text:p/></draw:line></text:p>
      <text:p text:style-name="Standard"><draw:line text:anchor-type="paragraph" draw:z-index="37" draw:style-name="gr6" draw:text-style-name="P16" svg:x1="16.131cm" svg:y1="2.154cm" svg:x2="17.311cm" svg:y2="0.381cm"><text:p/></draw:line><draw:line text:anchor-type="paragraph" draw:z-index="41" draw:style-name="gr6" draw:text-style-name="P16" svg:x1="12.226cm" svg:y1="0.159cm" svg:x2="13.589cm" svg:y2="0.383cm"><text:p/></draw:line><draw:custom-shape text:anchor-type="paragraph" draw:z-index="29" draw:style-name="gr3" svg:width="3.176cm" svg:height="1.163cm" svg:x="3.21cm" svg:y="0.011cm"><text:p>SOLICITAR N1 y N2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<text:p text:style-name="Standard"><draw:line text:anchor-type="paragraph" draw:z-index="36" draw:style-name="gr6" draw:text-style-name="P16" svg:x1="11.532cm" svg:y1="0.312cm" svg:x2="13.446cm" svg:y2="1.564cm"><text:p/></draw:line></text:p>
      <text:p text:style-name="Standard"><draw:custom-shape text:anchor-type="paragraph" draw:z-index="31" draw:style-name="gr8" svg:width="2.685cm" svg:height="1.789cm" svg:x="13.446cm" svg:y="0.416cm"><text:p/><text:p>Nº2 es mayor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Standard"/>
      <text:p text:style-name="Standard"/>
      <text:p text:style-name="Standard"/>
      <text:p text:style-name="P3">Con 3 números :</text:p>
      <text:p text:style-name="P3"/>
      <text:p text:style-name="P3">- Solicitar n1 , n2 y n3</text:p>
      <text:p text:style-name="P3">- Restar n1 – n2 Y n1 – n3</text:p>
      <text:p text:style-name="P3">- Si N1 – n2 = =&gt;0</text:p>
      <text:p text:style-name="P3"><text:tab/>- Si N1 – N3 = =&gt;0</text:p>
      <text:p text:style-name="P3"><text:tab/><text:tab/>- Entonces N1 es mayor</text:p>
      <text:p text:style-name="P3">- Si n1-n2 &lt; 0</text:p>
      <text:p text:style-name="P3"><text:tab/>- calcular n2 – n3</text:p>
      <text:p text:style-name="P3"><text:tab/><text:tab/>- si n2-n3 =&lt;0</text:p>
      <text:p text:style-name="P3"><text:tab/><text:tab/><text:tab/>· Entonces N2 es mayor</text:p>
      <text:p text:style-name="P4"><text:tab/><text:tab/>- si n2-n3 &gt; 0</text:p>
      <text:p text:style-name="P4"><text:tab/><text:tab/><text:tab/>· Entonces N3 es mayor</text:p>
      <text:p text:style-name="P4"/>
      <text:p text:style-name="P4"/>
      <text:p text:style-name="P4"/>
      <text:p text:style-name="P5">Clase de 30 personas</text:p>
      <text:p text:style-name="P5">Cuantos alumnos tienen MENOS de 18 años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oft-page-break/></text:p>
      <text:p text:style-name="P12">Crear Variable Y (Numeros primos totales)</text:p>
      <text:p text:style-name="P12">Crear Variable X = <text:span text:style-name="T6">3</text:span> (Divisor)</text:p>
      <text:p text:style-name="P12">Leer N1</text:p>
      <text:p text:style-name="P12"/>
      <text:p text:style-name="P12">Si X <text:span text:style-name="T5">no es igual a 14</text:span> </text:p>
      <text:p text:style-name="P12"><text:tab/>Dividir N1 entre X</text:p>
      <text:p text:style-name="P12"><text:tab/><text:tab/>Si Resultado &lt; X</text:p>
      <text:p text:style-name="P12"><text:tab/><text:tab/><text:tab/>Y+1</text:p>
      <text:p text:style-name="P12"><text:tab/><text:tab/><text:tab/> Mostrar Y <text:span text:style-name="T5">es un numero primo</text:span></text:p>
      <text:p text:style-name="P13"><text:tab/><text:tab/><text:tab/><text:tab/>Si Hay más números</text:p>
      <text:p text:style-name="P13"><text:tab/><text:tab/><text:tab/><text:tab/><text:tab/>Ir a <text:s/>Leer n1</text:p>
      <text:p text:style-name="P13"><text:tab/><text:tab/><text:tab/><text:tab/>Si no</text:p>
      <text:p text:style-name="P13"><text:tab/><text:tab/><text:tab/><text:tab/><text:tab/>Fin</text:p>
      <text:p text:style-name="P12"><text:tab/><text:tab/><text:span text:style-name="T5">Si Resultado &gt;= X</text:span></text:p>
      <text:p text:style-name="P13"><text:tab/><text:tab/><text:tab/><text:span text:style-name="T5">X+1</text:span></text:p>
      <text:p text:style-name="P12"><text:tab/><text:tab/><text:tab/><text:tab/></text:p>
      <text:p text:style-name="P12"><text:tab/><text:tab/>Si resto = 0</text:p>
      <text:p text:style-name="P13"><text:tab/><text:tab/><text:tab/><text:span text:style-name="T5">Mostrar N1 no es primo</text:span><text:tab/></text:p>
      <text:p text:style-name="P13"/>
      <text:p text:style-name="P13"><text:tab/><text:tab/><text:tab/><text:tab/>Si Hay más números</text:p>
      <text:p text:style-name="P13"><text:tab/><text:tab/><text:tab/><text:tab/><text:tab/>Ir a <text:s/>Leer n1</text:p>
      <text:p text:style-name="P13"><text:tab/><text:tab/><text:tab/><text:tab/>Si no</text:p>
      <text:p text:style-name="P13"><text:tab/><text:tab/><text:tab/><text:tab/><text:tab/>Fin</text:p>
      <text:p text:style-name="P15">Si X es igual a 14</text:p>
      <text:p text:style-name="P15"/>
      <text:p text:style-name="P15"><text:tab/><text:tab/><text:tab/>Mostrar N1 no es primo<text:span text:style-name="T4"><text:tab/></text:span></text:p>
      <text:p text:style-name="P13"/>
      <text:p text:style-name="P13"><text:tab/><text:tab/><text:tab/><text:tab/>Si Hay más números</text:p>
      <text:p text:style-name="P13"><text:tab/><text:tab/><text:tab/><text:tab/><text:tab/>Ir a <text:s/>Leer n1</text:p>
      <text:p text:style-name="P13"><text:tab/><text:tab/><text:tab/><text:tab/>Si no</text:p>
      <text:p text:style-name="P13"><text:tab/><text:tab/><text:tab/><text:tab/><text:tab/>Fin</text:p>
      <text:p text:style-name="P15"/>
      <text:p text:style-name="P3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Cambria-BoldItalic" svg:font-family="Cambria-Bold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29:21.046000000</meta:creation-date>
    <dc:date>2016-09-20T10:14:06.424000000</dc:date>
    <meta:editing-duration>PT1H34M47S</meta:editing-duration>
    <meta:editing-cycles>3</meta:editing-cycles>
    <meta:generator>LibreOffice/4.4.2.2$Windows_x86 LibreOffice_project/c4c7d32d0d49397cad38d62472b0bc8acff48dd6</meta:generator>
    <meta:document-statistic meta:table-count="0" meta:image-count="0" meta:object-count="0" meta:page-count="3" meta:paragraph-count="61" meta:word-count="321" meta:character-count="1501" meta:non-whitespace-character-count="1119"/>
  </office:meta>
</office:document-meta>
</file>